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021in" fo:margin-left="0in" table:align="left"/>
    </style:style>
    <style:style style:name="Table1.A" style:family="table-column">
      <style:table-column-properties style:column-width="6.3021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in" fo:margin-bottom="0in" loext:contextual-spacing="false"/>
    </style:style>
    <style:style style:name="P3" style:family="paragraph" style:parent-style-name="Table_20_Contents">
      <style:paragraph-properties fo:margin-left="0.0209in" fo:margin-right="0in" fo:margin-top="0.0398in" fo:margin-bottom="0.0398in" loext:contextual-spacing="false" fo:line-height="120%" fo:text-align="justify" style:justify-single-word="false" fo:text-indent="0in" style:auto-text-indent="false" style:writing-mode="lr-tb"/>
    </style:style>
    <style:style style:name="P4" style:family="paragraph" style:parent-style-name="Table_20_Contents">
      <style:paragraph-properties fo:margin-top="0.0398in" fo:margin-bottom="0.0398in" loext:contextual-spacing="false" fo:line-height="138%" fo:text-align="justify" style:justify-single-word="false" style:writing-mode="lr-tb"/>
    </style:style>
    <style:style style:name="P5" style:family="paragraph" style:parent-style-name="Text_20_body">
      <style:paragraph-properties fo:margin-left="0.1874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style>
    <style:style style:name="P7"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7dd5e7"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806d71"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fa624"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italic" style:text-underline-style="none" fo:font-weight="normal" officeooo:rsid="00692612" style:text-blinking="false" fo:background-color="transparent" loext:char-shading-value="0"/>
    </style:style>
    <style:style style:name="T14"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style="italic"/>
    </style:style>
    <style:style style:name="T17" style:family="text">
      <style:text-properties officeooo:rsid="007fa624"/>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4">2</text:span><text:span text:style-name="T2">.</text:span><text:span text:style-name="T6">1.</text:span><text:span text:style-name="T1"> </text:span><text:span text:style-name="T5">Super Lucho también cuenta luces</text:span></text:p>
      <text:p text:style-name="P6"><text:bookmark text:name="docs-internal-guid-1690be9c-66a4-88fc-8ff1-6617834df311"/><text:span text:style-name="T8">Una vez más tenemos que ayudar a Lucho a prender las luces. Al igual que en la actividad “</text:span><text:span text:style-name="T13">Super Lucho”</text:span><text:span text:style-name="T8">, hay una fila de luces que termina en una meta, pero no sabemos cuántas hay. El programa que tenés que construir en e</text:span><text:span text:style-name="T9">ste</text:span><text:span text:style-name="T8"> proyecto tiene que hacer que Lucho prenda todas las luces y, al llegar a la meta, anotar, usando bolitas rojas, cuántas luces prendió. </text:span><text:span text:style-name="T9">T</text:span><text:span text:style-name="T8">e mostramos un tablero inicial y su correspondiente tablero final, con y sin vestimenta.</text:span></text:p>
      <text:p text:style-name="P5"><draw:frame draw:style-name="fr1" draw:name="Image1" text:anchor-type="as-char" svg:width="5.7283in" svg:height="2.7563in" draw:z-index="0"><draw:image xlink:href="https://lh5.googleusercontent.com/8yxqqY3vyDZE8yITRmMvYyC1NOmIMZ-pjXzGIcZlBObBuwbuP_udr09xKhmUN19XdauoLwYLtVeSP8mDuvmorQBtXUXOS9TiXKg9rHciUIHTQEOJU1YStT2YsyNCsLQkQ1DsQQGv" xlink:type="simple" xlink:show="embed" xlink:actuate="onLoad" loext:mime-type="image/png"/></draw:frame></text:p>
      <text:p text:style-name="P6"><text:span text:style-name="T7">Una vez más, vas a precisar una variable. Pero ahora no alcanza con usarla una vez: cada vez que prendas una luz, la variable va a tener que incrementarse para </text:span><text:span text:style-name="T12">acumular </text:span><text:span text:style-name="T7">el valor necesario; para eso, se puede usar el valor de la variable, sumarle uno y volverlo a recordar en la misma variable. Es como si agregaras un palito en el papel, cada vez que prendés una luz. En el código que te damos, eso ya viene hecho para que aprendas cómo se hacer, pero tenés que completar el resto del programa para conseguir el propósito. Fijate el nombre que le dimos a la variable: </text:span><text:span text:style-name="T14">cantidadDeLucesQueYaPrendí</text:span><text:span text:style-name="T7">. ¿Cuánto tiene que valer al principio?</text:span></text:p>
      <table:table table:name="Table1" table:style-name="Table1">
        <table:table-column table:style-name="Table1.A"/>
        <table:table-row>
          <table:table-cell table:style-name="Table1.A1" office:value-type="string">
            <text:p text:style-name="P3"><text:span text:style-name="T10">Pastilla:</text:span><text:span text:style-name="T15"> </text:span><text:span text:style-name="T11">Nomenclatura</text:span></text:p>
            <text:p text:style-name="P4"><text:span text:style-name="T7">Cuando una variable se usa de la forma en que lo hicimos en este programa, incrementándose de a poco durante un recorrido, se le da el nombre de </text:span><text:span text:style-name="T10">acumulador </text:span><text:span text:style-name="T7">o</text:span><text:span text:style-name="T15"> </text:span><text:span text:style-name="T10">contador</text:span><text:span text:style-name="T7">, porque se usa para ir acumulando las cantidades que se van contando.</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0:59:29.205000000</dc:date>
    <meta:editing-duration>PT5H42M37S</meta:editing-duration>
    <meta:editing-cycles>98</meta:editing-cycles>
    <meta:generator>LibreOffice/6.1.0.3$Windows_X86_64 LibreOffice_project/efb621ed25068d70781dc026f7e9c5187a4decd1</meta:generator>
    <meta:document-statistic meta:table-count="1" meta:image-count="1" meta:object-count="0" meta:page-count="1" meta:paragraph-count="6" meta:word-count="245" meta:character-count="1385" meta:non-whitespace-character-count="1145"/>
  </office:meta>
</office:document-meta>
</file>